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8979in" table:align="left"/>
    </style:style>
    <style:style style:name="Table1.A" style:family="table-column">
      <style:table-column-properties style:column-width="0.8431in"/>
    </style:style>
    <style:style style:name="Table1.B" style:family="table-column">
      <style:table-column-properties style:column-width="2.054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left="0in" fo:margin-right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officeooo:rsid="001cc872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mart File Organizer</text:h>
      <text:p text:style-name="Text_20_body">A lightweight Python command-line tool that automatically organizes messy folders by sorting files into categorized directories based on file type.</text:p>
      <text:p text:style-name="Text_20_body">This tool is useful for cleaning up folders like <text:span text:style-name="Strong_20_Emphasis">Downloads</text:span>, where files quickly become disorganized.</text:p>
      <text:p text:style-name="Horizontal_20_Line"/>
      <text:h text:style-name="Heading_20_1" text:outline-level="1">Features</text:h>
      <text:list text:style-name="L1">
        <text:list-item>
          <text:p text:style-name="P3">Automatically sorts files into categories</text:p>
        </text:list-item>
        <text:list-item>
          <text:p text:style-name="P3">Creates folders if they don't exist</text:p>
        </text:list-item>
        <text:list-item>
          <text:p text:style-name="P3">Supports common file types</text:p>
        </text:list-item>
        <text:list-item>
          <text:p text:style-name="P3">Works on any folder path</text:p>
        </text:list-item>
        <text:list-item>
          <text:p text:style-name="P3">Simple command-line interface</text:p>
        </text:list-item>
        <text:list-item>
          <text:p text:style-name="P3">Lightweight and fast</text:p>
        </text:list-item>
      </text:list>
      <text:p text:style-name="Horizontal_20_Line"/>
      <text:h text:style-name="Heading_20_1" text:outline-level="1">File Categories</text:h>
      <text:p text:style-name="Text_20_body">The organizer sorts files into these fold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ategory</text:p>
            </table:table-cell>
            <table:table-cell table:style-name="Table1.A1" office:value-type="string">
              <text:p text:style-name="Table_20_Heading">Example File Types</text:p>
            </table:table-cell>
          </table:table-row>
        </table:table-header-rows>
        <table:table-row>
          <table:table-cell table:style-name="Table1.A1" office:value-type="string">
            <text:p text:style-name="Table_20_Contents">Images</text:p>
          </table:table-cell>
          <table:table-cell table:style-name="Table1.A1" office:value-type="string">
            <text:p text:style-name="Table_20_Contents"><text:span text:style-name="Source_20_Text">.jpg</text:span>, <text:span text:style-name="Source_20_Text">.jpeg</text:span>, <text:span text:style-name="Source_20_Text">.png</text:span>, <text:span text:style-name="Source_20_Text">.gif</text:span></text:p>
          </table:table-cell>
        </table:table-row>
        <table:table-row>
          <table:table-cell table:style-name="Table1.A1" office:value-type="string">
            <text:p text:style-name="Table_20_Contents">Documents</text:p>
          </table:table-cell>
          <table:table-cell table:style-name="Table1.A1" office:value-type="string">
            <text:p text:style-name="Table_20_Contents"><text:span text:style-name="Source_20_Text">.pdf</text:span>, <text:span text:style-name="Source_20_Text">.docx</text:span>, <text:span text:style-name="Source_20_Text">.txt</text:span></text:p>
          </table:table-cell>
        </table:table-row>
        <table:table-row>
          <table:table-cell table:style-name="Table1.A1" office:value-type="string">
            <text:p text:style-name="Table_20_Contents">Videos</text:p>
          </table:table-cell>
          <table:table-cell table:style-name="Table1.A1" office:value-type="string">
            <text:p text:style-name="Table_20_Contents"><text:span text:style-name="Source_20_Text">.mp4</text:span>, <text:span text:style-name="Source_20_Text">.mov</text:span>, <text:span text:style-name="Source_20_Text">.avi</text:span></text:p>
          </table:table-cell>
        </table:table-row>
        <table:table-row>
          <table:table-cell table:style-name="Table1.A1" office:value-type="string">
            <text:p text:style-name="Table_20_Contents">Archives</text:p>
          </table:table-cell>
          <table:table-cell table:style-name="Table1.A1" office:value-type="string">
            <text:p text:style-name="Table_20_Contents"><text:span text:style-name="Source_20_Text">.zip</text:span>, <text:span text:style-name="Source_20_Text">.rar</text:span>, <text:span text:style-name="Source_20_Text">.tar</text:span></text:p>
          </table:table-cell>
        </table:table-row>
        <table:table-row>
          <table:table-cell table:style-name="Table1.A1" office:value-type="string">
            <text:p text:style-name="Table_20_Contents">Code</text:p>
          </table:table-cell>
          <table:table-cell table:style-name="Table1.A1" office:value-type="string">
            <text:p text:style-name="Table_20_Contents"><text:span text:style-name="Source_20_Text">.py</text:span>, <text:span text:style-name="Source_20_Text">.js</text:span>, <text:span text:style-name="Source_20_Text">.html</text:span>, <text:span text:style-name="Source_20_Text">.css</text:span></text:p>
          </table:table-cell>
        </table:table-row>
        <table:table-row>
          <table:table-cell table:style-name="Table1.A1" office:value-type="string">
            <text:p text:style-name="Table_20_Contents">Other</text:p>
          </table:table-cell>
          <table:table-cell table:style-name="Table1.A1" office:value-type="string">
            <text:p text:style-name="Table_20_Contents">Anything not listed above</text:p>
          </table:table-cell>
        </table:table-row>
      </table:table>
      <text:p text:style-name="Horizontal_20_Line"/>
      <text:h text:style-name="Heading_20_1" text:outline-level="1">Example</text:h>
      <text:p text:style-name="Text_20_body">Before running the script:</text:p>
      <text:section text:style-name="Sect1" text:name="code-block-viewer">
        <text:p text:style-name="P1">Downloads/</text:p>
        <text:p text:style-name="Preformatted_20_Text">photo.jpg</text:p>
        <text:p text:style-name="Preformatted_20_Text">report.pdf</text:p>
        <text:p text:style-name="Preformatted_20_Text">video.mp4</text:p>
        <text:p text:style-name="Preformatted_20_Text">archive.zip</text:p>
        <text:p text:style-name="Preformatted_20_Text"><text:soft-page-break/>script.py</text:p>
      </text:section>
      <text:p text:style-name="Text_20_body">After running the script:</text:p>
      <text:section text:style-name="Sect1" text:name="Section1">
        <text:p text:style-name="P1"><text:bookmark text:name="code-block-viewer"/>Downloads/</text:p>
        <text:p text:style-name="Preformatted_20_Text">Images/photo.jpg</text:p>
        <text:p text:style-name="Preformatted_20_Text">Documents/report.pdf</text:p>
        <text:p text:style-name="Preformatted_20_Text">Videos/video.mp4</text:p>
        <text:p text:style-name="Preformatted_20_Text">Archives/archive.zip</text:p>
        <text:p text:style-name="Preformatted_20_Text">Code/script.py</text:p>
      </text:section>
      <text:p text:style-name="Horizontal_20_Line"/>
      <text:h text:style-name="Heading_20_1" text:outline-level="1">Installation</text:h>
      <text:p text:style-name="Text_20_body">Clone the repository:</text:p>
      <text:section text:style-name="Sect1" text:name="Section2">
        <text:p text:style-name="P1"><text:bookmark text:name="code-block-viewer Copy 1"/>git clone https://github.com/yourusername/smart-file-organizer.git</text:p>
      </text:section>
      <text:p text:style-name="Text_20_body">Navigate into the project folder:</text:p>
      <text:section text:style-name="Sect1" text:name="Section3">
        <text:p text:style-name="P1"><text:bookmark text:name="code-block-viewer Copy 2"/>cd smart-file-organizer</text:p>
      </text:section>
      <text:p text:style-name="Horizontal_20_Line"/>
      <text:h text:style-name="Heading_20_1" text:outline-level="1">Usage</text:h>
      <text:p text:style-name="Text_20_body">Run the script and enter the folder you want to organize.</text:p>
      <text:section text:style-name="Sect1" text:name="Section4">
        <text:p text:style-name="P1"><text:bookmark text:name="code-block-viewer Copy 3"/>python organizer.py</text:p>
      </text:section>
      <text:p text:style-name="Text_20_body">Example:</text:p>
      <text:section text:style-name="Sect1" text:name="Section5">
        <text:p text:style-name="P1"><text:bookmark text:name="code-block-viewer Copy 4"/>Enter folder path to organize:</text:p>
        <text:p text:style-name="Preformatted_20_Text">/home/user/Downloads</text:p>
      </text:section>
      <text:p text:style-name="Text_20_body">The program will automatically move files into their appropriate folders.</text:p>
      <text:p text:style-name="Horizontal_20_Line"/>
      <text:h text:style-name="Heading_20_1" text:outline-level="1">Requirements</text:h>
      <text:p text:style-name="Text_20_body">Python 3.x</text:p>
      <text:p text:style-name="Text_20_body">No external libraries required.</text:p>
      <text:p text:style-name="Horizontal_20_Line"/>
      <text:h text:style-name="Heading_20_1" text:outline-level="1">Future Improvements</text:h>
      <text:p text:style-name="Text_20_body">Possible future features include:</text:p>
      <text:list text:style-name="L2">
        <text:list-item>
          <text:p text:style-name="P4">Preview mode (<text:span text:style-name="Source_20_Text">--dry-run</text:span>)</text:p>
        </text:list-item>
        <text:list-item>
          <text:p text:style-name="P4">Custom file type configuration</text:p>
        </text:list-item>
        <text:list-item>
          <text:p text:style-name="P4">Duplicate file handling</text:p>
        </text:list-item>
        <text:list-item>
          <text:p text:style-name="P4"><text:soft-page-break/>Undo last organization</text:p>
        </text:list-item>
        <text:list-item>
          <text:p text:style-name="P4">Scheduled automatic organization</text:p>
        </text:list-item>
      </text:list>
      <text:p text:style-name="Horizontal_20_Line"/>
      <text:h text:style-name="Heading_20_1" text:outline-level="1">License</text:h>
      <text:p text:style-name="Text_20_body">MIT License</text:p>
      <text:p text:style-name="Horizontal_20_Line"/>
      <text:h text:style-name="Heading_20_1" text:outline-level="1">Author</text:h>
      <text:p text:style-name="Text_20_body">Chris Ingalls</text:p>
      <text:p text:style-name="Horizontal_20_Line"/>
      <text:h text:style-name="Heading_20_2" text:outline-level="2"><text:span text:style-name="T1">I</text:span>nstallation</text:h>
      <text:p text:style-name="Text_20_body">Clone the repository:</text:p>
      <text:section text:style-name="Sect1" text:name="Section8">
        <text:p text:style-name="P1"><text:bookmark text:name="code-block-viewer Copy 7"/>git clone https://github.com/yourusername/smart-file-organizer.git</text:p>
      </text:section>
      <text:p text:style-name="Text_20_body">Move into the project folder:</text:p>
      <text:section text:style-name="Sect1" text:name="Section9">
        <text:p text:style-name="P1"><text:bookmark text:name="code-block-viewer Copy 8"/>cd smart-file-organizer</text:p>
      </text:section>
      <text:h text:style-name="Heading_20_2" text:outline-level="2">Usage</text:h>
      <text:p text:style-name="Text_20_body">Run the program:</text:p>
      <text:section text:style-name="Sect1" text:name="Section10">
        <text:p text:style-name="P1"><text:bookmark text:name="code-block-viewer Copy 9"/>python organizer.py</text:p>
      </text:section>
      <text:p text:style-name="Text_20_body">Enter the folder path when prompted:</text:p>
      <text:section text:style-name="Sect1" text:name="Section11">
        <text:p text:style-name="P1"><text:bookmark text:name="code-block-viewer Copy 10"/>Enter the folder path to organize: /home/user/Downloads</text:p>
      </text:section>
      <text:p text:style-name="Text_20_body">The program will scan the folder and move files into the correct categories.</text:p>
      <text:h text:style-name="Heading_20_2" text:outline-level="2">Requirements</text:h>
      <text:list text:style-name="L3">
        <text:list-item>
          <text:p text:style-name="P5">Python 3.x</text:p>
        </text:list-item>
      </text:list>
      <text:p text:style-name="Text_20_body">No external libraries are required.</text:p>
      <text:h text:style-name="Heading_20_2" text:outline-level="2">Future Improvements</text:h>
      <text:list text:style-name="L4">
        <text:list-item>
          <text:p text:style-name="P6">Dry-run preview mode</text:p>
        </text:list-item>
        <text:list-item>
          <text:p text:style-name="P6">Custom file type configuration</text:p>
        </text:list-item>
        <text:list-item>
          <text:p text:style-name="P6">Undo last organization</text:p>
        </text:list-item>
        <text:list-item>
          <text:p text:style-name="P6"><text:soft-page-break/>Automatic scheduled cleanup</text:p>
        </text:list-item>
        <text:list-item>
          <text:p text:style-name="P6">Better logging</text:p>
        </text:list-item>
      </text:list>
      <text:h text:style-name="Heading_20_2" text:outline-level="2"/>
      <text:section text:style-name="Sect1" text:name="Section12">
        <text:p text:style-name="P1"><text:bookmark text:name="code-block-viewer Copy 11"/>---</text:p>
        <text:p text:style-name="Preformatted_20_Text"># 3) `requirements.txt`</text:p>
        <text:p text:style-name="Preformatted_20_Text">```text</text:p>
        <text:p text:style-name="Preformatted_20_Text"># No external dependencies required</text:p>
      </text:section>
      <text:p text:style-name="Horizontal_20_Line"/>
      <text:h text:style-name="Heading_20_1" text:outline-level="1">4) <text:span text:style-name="Source_20_Text">.gitignore</text:span></text:h>
      <text:section text:style-name="Sect1" text:name="Section13">
        <text:p text:style-name="P1"><text:bookmark text:name="code-block-viewer Copy 12"/>__pycache__/</text:p>
        <text:p text:style-name="Preformatted_20_Text">*.pyc</text:p>
        <text:p text:style-name="Preformatted_20_Text">*.pyo</text:p>
        <text:p text:style-name="Preformatted_20_Text">*.pyd</text:p>
        <text:p text:style-name="Preformatted_20_Text">.DS_Store</text:p>
        <text:p text:style-name="Preformatted_20_Text">Thumbs.db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14:01:52.368355471</meta:creation-date>
    <meta:generator>LibreOffice/24.2.7.2$Linux_X86_64 LibreOffice_project/420$Build-2</meta:generator>
    <dc:date>2026-03-12T14:07:32.406511631</dc:date>
    <meta:editing-duration>PT1M22S</meta:editing-duration>
    <meta:editing-cycles>3</meta:editing-cycles>
    <meta:document-statistic meta:table-count="1" meta:image-count="0" meta:object-count="0" meta:page-count="4" meta:paragraph-count="98" meta:word-count="313" meta:character-count="2234" meta:non-whitespace-character-count="2037"/>
  </office:meta>
</office:document-meta>
</file>